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64c" officeooo:paragraph-rsid="0016564c"/>
    </style:style>
    <style:style style:name="P2" style:family="paragraph" style:parent-style-name="Standard">
      <style:paragraph-properties fo:text-align="center" style:justify-single-word="false"/>
      <style:text-properties officeooo:rsid="0016564c" officeooo:paragraph-rsid="0016564c"/>
    </style:style>
    <style:style style:name="P3" style:family="paragraph" style:parent-style-name="Standard">
      <style:paragraph-properties fo:text-align="start" style:justify-single-word="false"/>
      <style:text-properties officeooo:rsid="0016564c" officeooo:paragraph-rsid="00180a4d"/>
    </style:style>
    <style:style style:name="T1" style:family="text">
      <style:text-properties officeooo:rsid="00180a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nalization Project #1<text:tab/><text:tab/><text:tab/><text:tab/><text:tab/>@the_gray</text:p>
      <text:p text:style-name="P2">Bots!</text:p>
      <text:p text:style-name="P2"/>
      <text:p text:style-name="P3">Our Discord server needs a good robot take-over! Kernalization has a resident Discord bot writer, @mesmaroth. He’s got some awesome bots already in the server, but I think there’s a lot of potential there! @Mesmaroth’s bots are mainly pertaining to music control at the moment, but I don’t think we need to stop there! This is an open competition for bragging rights. Open up your editor, pop into the bot testing channel, and get writing! We just ask that you try to stick with one or two bots. Don’t flood the channel with them, and try to run them by a mod or @Mesmaroth if you think your bot may get disruptive. If you make something cool, we will add it to the server at large, letting it out of the sandbox of the bot testing channel and into the wide world! <text:line-break/><text:line-break/>Here are the rules:<text:line-break/><text:line-break/>1) Nothing malicious, against other users in the server or otherwise! If you make something with offensive capabilities, test it on your own server, talk to the mods before showing it off. We will discuss how best to handle bots with offensive capabilities.<text:line-break/><text:line-break/>2) Try to keep it at 3 bots per user, at the most. This would bring the server up to 400 people+bots if everyone had three bots, so we would prefer to keep it as low as possible.<text:line-break/><text:line-break/>3) Keep your bot operation in the bot testing channel until we tell you otherwise. We don’t want auto-meme bots spamming our channels and making it impossible for us humans to talk.<text:line-break/><text:line-break/>4) While this is a competition, it’s not for any specific reward. Don’t expect it, and don’t ask for it. Bragging writes and knowledge are what you’ll gain from this.<text:line-break/><text:line-break/>Outside of those rules, use your common sense judgement. I or the mods shouldn’t have to teach common sense. Otherwise, code hard, and show us your best bots!</text:p>
      <text:p text:style-name="P3"/>
      <text:p text:style-name="P3"><text:span text:style-name="T1">Questions, concerns, etc. can be sent straight to me on Discord. DM me or find me in a good channel. <text:line-break/><text:line-break/>Bot hard!<text:line-break/><text:line-break/>@the_gray</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7:53:37.204679645</meta:creation-date>
    <dc:date>2017-05-11T18:08:43.883196184</dc:date>
    <meta:editing-duration>PT15M5S</meta:editing-duration>
    <meta:editing-cycles>2</meta:editing-cycles>
    <meta:generator>LibreOffice/5.1.6.2$Linux_X86_64 LibreOffice_project/10m0$Build-2</meta:generator>
    <meta:document-statistic meta:table-count="0" meta:image-count="0" meta:object-count="0" meta:page-count="1" meta:paragraph-count="4" meta:word-count="345" meta:character-count="1904" meta:non-whitespace-character-count="1547"/>
  </office:meta>
</office:document-meta>
</file>